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RawResults" table:style-name="ta1">
        <table:table-column table:style-name="co1" table:default-cell-style-name="Default"/>
        <table:table-column table:style-name="co2" table:default-cell-style-name="ce1"/>
        <table:table-column table:style-name="co1" table:number-columns-repeated="10" table:default-cell-style-name="Default"/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micro FScore</text:p>
          </table:table-cell>
          <table:table-cell office:value-type="float" office:value="0.592593" calcext:value-type="float">
            <text:p>0.592593</text:p>
          </table:table-cell>
          <table:table-cell office:value-type="float" office:value="0.581395" calcext:value-type="float">
            <text:p>0.581395</text:p>
          </table:table-cell>
          <table:table-cell office:value-type="float" office:value="0.578704" calcext:value-type="float">
            <text:p>0.578704</text:p>
          </table:table-cell>
          <table:table-cell office:value-type="float" office:value="0.62037" calcext:value-type="float">
            <text:p>0.62037</text:p>
          </table:table-cell>
          <table:table-cell office:value-type="float" office:value="0.649652" calcext:value-type="float">
            <text:p>0.649652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615741" calcext:value-type="float">
            <text:p>0.615741</text:p>
          </table:table-cell>
          <table:table-cell office:value-type="float" office:value="0.613953" calcext:value-type="float">
            <text:p>0.613953</text:p>
          </table:table-cell>
          <table:table-cell office:value-type="float" office:value="0.594848" calcext:value-type="float">
            <text:p>0.594848</text:p>
          </table:table-cell>
        </table:table-row>
        <table:table-row table:style-name="ro1">
          <table:table-cell/>
          <table:table-cell office:value-type="string" calcext:value-type="string">
            <text:p>Macro FScore</text:p>
          </table:table-cell>
          <table:table-cell office:value-type="float" office:value="0.597587" calcext:value-type="float">
            <text:p>0.597587</text:p>
          </table:table-cell>
          <table:table-cell office:value-type="float" office:value="0.584249" calcext:value-type="float">
            <text:p>0.584249</text:p>
          </table:table-cell>
          <table:table-cell office:value-type="float" office:value="0.584337" calcext:value-type="float">
            <text:p>0.584337</text:p>
          </table:table-cell>
          <table:table-cell office:value-type="float" office:value="0.623827" calcext:value-type="float">
            <text:p>0.623827</text:p>
          </table:table-cell>
          <table:table-cell office:value-type="float" office:value="0.654823" calcext:value-type="float">
            <text:p>0.654823</text:p>
          </table:table-cell>
          <table:table-cell office:value-type="float" office:value="0.604504" calcext:value-type="float">
            <text:p>0.604504</text:p>
          </table:table-cell>
          <table:table-cell office:value-type="float" office:value="0.619819" calcext:value-type="float">
            <text:p>0.619819</text:p>
          </table:table-cell>
          <table:table-cell office:value-type="float" office:value="0.618659" calcext:value-type="float">
            <text:p>0.618659</text:p>
          </table:table-cell>
          <table:table-cell office:value-type="float" office:value="0.600184" calcext:value-type="float">
            <text:p>0.600184</text:p>
          </table:table-cell>
          <table:table-cell office:value-type="float" office:value="0.598606" calcext:value-type="float">
            <text:p>0.59860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Gras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46" calcext:value-type="float">
            <text:p>146</text:p>
          </table:table-cell>
          <table:table-cell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float" office:value="161" calcext:value-type="float">
            <text:p>161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float" office:value="152" calcext:value-type="float">
            <text:p>152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Hedge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69" calcext:value-type="float">
            <text:p>169</text:p>
          </table:table-cell>
          <table:table-cell office:value-type="float" office:value="161" calcext:value-type="float">
            <text:p>161</text:p>
          </table:table-cell>
          <table:table-cell office:value-type="float" office:value="164" calcext:value-type="float">
            <text:p>164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68" calcext:value-type="float">
            <text:p>168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RectPaving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float" office:value="175" calcext:value-type="float">
            <text:p>175</text:p>
          </table:table-cell>
          <table:table-cell office:value-type="float" office:value="158" calcext:value-type="float">
            <text:p>158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173" calcext:value-type="float">
            <text:p>173</text:p>
          </table:table-cell>
          <table:table-cell office:value-type="float" office:value="165" calcext:value-type="float">
            <text:p>165</text:p>
          </table:table-cell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SmallBlo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UnDefined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tarmac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10" office:value-type="string" calcext:value-type="string">
            <text:p>unevenBricks</text:p>
          </table:table-cell>
        </table:table-row>
        <table:table-row table:style-name="ro1">
          <table:table-cell/>
          <table:table-cell office:value-type="string" calcext:value-type="string">
            <text:p>TruePositive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FalsePositive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office:value-type="string" calcext:value-type="string">
            <text:p>TrueNegative</text:p>
          </table:table-cell>
          <table:table-cell office:value-type="float" office:value="168" calcext:value-type="float">
            <text:p>168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60" calcext:value-type="float">
            <text:p>160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string" calcext:value-type="string">
            <text:p>FalseNegative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46875" calcext:value-type="float">
            <text:p>0.46875</text:p>
          </table:table-cell>
          <table:table-cell office:value-type="float" office:value="0.512821" calcext:value-type="float">
            <text:p>0.512821</text:p>
          </table:table-cell>
          <table:table-cell office:value-type="float" office:value="0.480769" calcext:value-type="float">
            <text:p>0.480769</text:p>
          </table:table-cell>
          <table:table-cell office:value-type="float" office:value="0.560976" calcext:value-type="float">
            <text:p>0.560976</text:p>
          </table:table-cell>
          <table:table-cell office:value-type="float" office:value="0.538462" calcext:value-type="float">
            <text:p>0.538462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15385" calcext:value-type="float">
            <text:p>0.615385</text:p>
          </table:table-cell>
          <table:table-cell office:value-type="float" office:value="0.490909" calcext:value-type="float">
            <text:p>0.490909</text:p>
          </table:table-cell>
          <table:table-cell office:value-type="float" office:value="0.474576" calcext:value-type="float">
            <text:p>0.474576</text:p>
          </table:table-cell>
          <table:table-cell office:value-type="float" office:value="0.536585" calcext:value-type="float">
            <text:p>0.536585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633333" calcext:value-type="float">
            <text:p>0.633333</text:p>
          </table:table-cell>
          <table:table-cell office:value-type="float" office:value="0.604651" calcext:value-type="float">
            <text:p>0.604651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31579" calcext:value-type="float">
            <text:p>0.631579</text:p>
          </table:table-cell>
          <table:table-cell office:value-type="float" office:value="0.592593" calcext:value-type="float">
            <text:p>0.592593</text:p>
          </table:table-cell>
          <table:table-cell office:value-type="float" office:value="0.763158" calcext:value-type="float">
            <text:p>0.76315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588235" calcext:value-type="float">
            <text:p>0.588235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735294" calcext:value-type="float">
            <text:p>0.735294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44" calcext:value-type="float">
            <text:p>0.44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875" calcext:value-type="float">
            <text:p>0.6875</text:p>
          </table:table-cell>
          <table:table-cell office:value-type="float" office:value="0.463415" calcext:value-type="float">
            <text:p>0.463415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36" calcext:value-type="float">
            <text:p>0.36</text:p>
          </table:table-cell>
          <table:table-cell office:value-type="float" office:value="0.454545" calcext:value-type="float">
            <text:p>0.454545</text:p>
          </table:table-cell>
          <table:table-cell office:value-type="float" office:value="0.53125" calcext:value-type="float">
            <text:p>0.53125</text:p>
          </table:table-cell>
          <table:table-cell office:value-type="float" office:value="0.375" calcext:value-type="float">
            <text:p>0.37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627907" calcext:value-type="float">
            <text:p>0.627907</text:p>
          </table:table-cell>
          <table:table-cell office:value-type="float" office:value="0.695652" calcext:value-type="float">
            <text:p>0.695652</text:p>
          </table:table-cell>
          <table:table-cell office:value-type="float" office:value="0.531915" calcext:value-type="float">
            <text:p>0.531915</text:p>
          </table:table-cell>
          <table:table-cell office:value-type="float" office:value="0.75" calcext:value-type="float">
            <text:p>0.7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565217" calcext:value-type="float">
            <text:p>0.565217</text:p>
          </table:table-cell>
          <table:table-cell office:value-type="float" office:value="0.675676" calcext:value-type="float">
            <text:p>0.675676</text:p>
          </table:table-cell>
          <table:table-cell office:value-type="float" office:value="0.769231" calcext:value-type="float">
            <text:p>0.769231</text:p>
          </table:table-cell>
          <table:table-cell office:value-type="float" office:value="0.692308" calcext:value-type="float">
            <text:p>0.692308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967742" calcext:value-type="float">
            <text:p>0.967742</text:p>
          </table:table-cell>
          <table:table-cell office:value-type="float" office:value="0.829268" calcext:value-type="float">
            <text:p>0.829268</text:p>
          </table:table-cell>
          <table:table-cell office:value-type="float" office:value="0.891892" calcext:value-type="float">
            <text:p>0.891892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911765" calcext:value-type="float">
            <text:p>0.911765</text:p>
          </table:table-cell>
          <table:table-cell office:value-type="float" office:value="0.918919" calcext:value-type="float">
            <text:p>0.918919</text:p>
          </table:table-cell>
          <table:table-cell office:value-type="float" office:value="1" calcext:value-type="float">
            <text:p>1</text:p>
          </table:table-cell>
          <table:table-cell office:value-type="float" office:value="0.853659" calcext:value-type="float">
            <text:p>0.853659</text:p>
          </table:table-cell>
          <table:table-cell office:value-type="float" office:value="0.941176" calcext:value-type="float">
            <text:p>0.941176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478261" calcext:value-type="float">
            <text:p>0.478261</text:p>
          </table:table-cell>
          <table:table-cell office:value-type="float" office:value="0.341463" calcext:value-type="float">
            <text:p>0.341463</text:p>
          </table:table-cell>
          <table:table-cell office:value-type="float" office:value="0.392857" calcext:value-type="float">
            <text:p>0.392857</text:p>
          </table:table-cell>
          <table:table-cell office:value-type="float" office:value="0.391304" calcext:value-type="float">
            <text:p>0.391304</text:p>
          </table:table-cell>
          <table:table-cell office:value-type="float" office:value="0.424242" calcext:value-type="float">
            <text:p>0.424242</text:p>
          </table:table-cell>
          <table:table-cell office:value-type="float" office:value="0.321429" calcext:value-type="float">
            <text:p>0.321429</text:p>
          </table:table-cell>
          <table:table-cell office:value-type="float" office:value="0.357143" calcext:value-type="float">
            <text:p>0.357143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0.341463" calcext:value-type="float">
            <text:p>0.341463</text:p>
          </table:table-cell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638889" calcext:value-type="float">
            <text:p>0.638889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75" calcext:value-type="float">
            <text:p>0.75</text:p>
          </table:table-cell>
          <table:table-cell office:value-type="float" office:value="0.777778" calcext:value-type="float">
            <text:p>0.777778</text:p>
          </table:table-cell>
          <table:table-cell office:value-type="float" office:value="0.611111" calcext:value-type="float">
            <text:p>0.611111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1" calcext:value-type="float">
            <text:p>1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805556" calcext:value-type="float">
            <text:p>0.805556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75" calcext:value-type="float">
            <text:p>0.75</text:p>
          </table:table-cell>
          <table:table-cell office:value-type="float" office:value="0.694444" calcext:value-type="float">
            <text:p>0.694444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527778" calcext:value-type="float">
            <text:p>0.527778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138889" calcext:value-type="float">
            <text:p>0.138889</text:p>
          </table:table-cell>
          <table:table-cell office:value-type="float" office:value="0.472222" calcext:value-type="float">
            <text:p>0.472222</text:p>
          </table:table-cell>
          <table:table-cell office:value-type="float" office:value="0.166667" calcext:value-type="float">
            <text:p>0.166667</text:p>
          </table:table-cell>
          <table:table-cell office:value-type="float" office:value="0.361111" calcext:value-type="float">
            <text:p>0.361111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75" calcext:value-type="float">
            <text:p>0.75</text:p>
          </table:table-cell>
          <table:table-cell office:value-type="float" office:value="0.444444" calcext:value-type="float">
            <text:p>0.444444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5" calcext:value-type="float">
            <text:p>0.5</text:p>
          </table:table-cell>
          <table:table-cell office:value-type="float" office:value="0.583333" calcext:value-type="float">
            <text:p>0.583333</text:p>
          </table:table-cell>
          <table:table-cell office:value-type="float" office:value="0.722222" calcext:value-type="float">
            <text:p>0.722222</text:p>
          </table:table-cell>
          <table:table-cell office:value-type="float" office:value="0.694444" calcext:value-type="float">
            <text:p>0.694444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75" calcext:value-type="float">
            <text:p>0.75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833333" calcext:value-type="float">
            <text:p>0.833333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916667" calcext:value-type="float">
            <text:p>0.916667</text:p>
          </table:table-cell>
          <table:table-cell office:value-type="float" office:value="0.805556" calcext:value-type="float">
            <text:p>0.805556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861111" calcext:value-type="float">
            <text:p>0.861111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72222" calcext:value-type="float">
            <text:p>0.972222</text:p>
          </table:table-cell>
          <table:table-cell office:value-type="float" office:value="0.888889" calcext:value-type="float">
            <text:p>0.888889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305556" calcext:value-type="float">
            <text:p>0.305556</text:p>
          </table:table-cell>
          <table:table-cell office:value-type="float" office:value="0.25" calcext:value-type="float">
            <text:p>0.25</text:p>
          </table:table-cell>
          <table:table-cell office:value-type="float" office:value="0.388889" calcext:value-type="float">
            <text:p>0.388889</text:p>
          </table:table-cell>
          <table:table-cell office:value-type="float" office:value="0.25" calcext:value-type="float">
            <text:p>0.25</text:p>
          </table:table-cell>
          <table:table-cell office:value-type="float" office:value="0.416667" calcext:value-type="float">
            <text:p>0.416667</text:p>
          </table:table-cell>
          <table:table-cell office:value-type="float" office:value="0.194444" calcext:value-type="float">
            <text:p>0.194444</text:p>
          </table:table-cell>
          <table:table-cell office:value-type="float" office:value="0.25" calcext:value-type="float">
            <text:p>0.25</text:p>
          </table:table-cell>
          <table:table-cell office:value-type="float" office:value="0.388889" calcext:value-type="float">
            <text:p>0.388889</text:p>
          </table:table-cell>
        </table:table-row>
        <table:table-row table:style-name="ro1">
          <table:table-cell/>
          <table:table-cell office:value-type="string" calcext:value-type="string">
            <text:p>FScor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Grass</text:p>
          </table:table-cell>
          <table:table-cell office:value-type="float" office:value="0.6" calcext:value-type="float">
            <text:p>0.6</text:p>
          </table:table-cell>
          <table:table-cell office:value-type="float" office:value="0.533333" calcext:value-type="float">
            <text:p>0.533333</text:p>
          </table:table-cell>
          <table:table-cell office:value-type="float" office:value="0.568182" calcext:value-type="float">
            <text:p>0.568182</text:p>
          </table:table-cell>
          <table:table-cell office:value-type="float" office:value="0.597403" calcext:value-type="float">
            <text:p>0.597403</text:p>
          </table:table-cell>
          <table:table-cell office:value-type="float" office:value="0.56" calcext:value-type="float">
            <text:p>0.56</text:p>
          </table:table-cell>
          <table:table-cell office:value-type="float" office:value="0.717949" calcext:value-type="float">
            <text:p>0.717949</text:p>
          </table:table-cell>
          <table:table-cell office:value-type="float" office:value="0.64" calcext:value-type="float">
            <text:p>0.64</text:p>
          </table:table-cell>
          <table:table-cell office:value-type="float" office:value="0.593407" calcext:value-type="float">
            <text:p>0.593407</text:p>
          </table:table-cell>
          <table:table-cell office:value-type="float" office:value="0.589474" calcext:value-type="float">
            <text:p>0.589474</text:p>
          </table:table-cell>
          <table:table-cell office:value-type="float" office:value="0.571429" calcext:value-type="float">
            <text:p>0.571429</text:p>
          </table:table-cell>
        </table:table-row>
        <table:table-row table:style-name="ro1">
          <table:table-cell/>
          <table:table-cell office:value-type="string" calcext:value-type="string">
            <text:p>Hedge</text:p>
          </table:table-cell>
          <table:table-cell office:value-type="float" office:value="0.575758" calcext:value-type="float">
            <text:p>0.575758</text:p>
          </table:table-cell>
          <table:table-cell office:value-type="float" office:value="0.658228" calcext:value-type="float">
            <text:p>0.658228</text:p>
          </table:table-cell>
          <table:table-cell office:value-type="float" office:value="0.555556" calcext:value-type="float">
            <text:p>0.555556</text:p>
          </table:table-cell>
          <table:table-cell office:value-type="float" office:value="0.774194" calcext:value-type="float">
            <text:p>0.774194</text:p>
          </table:table-cell>
          <table:table-cell office:value-type="float" office:value="0.711111" calcext:value-type="float">
            <text:p>0.711111</text:p>
          </table:table-cell>
          <table:table-cell office:value-type="float" office:value="0.783784" calcext:value-type="float">
            <text:p>0.783784</text:p>
          </table:table-cell>
          <table:table-cell office:value-type="float" office:value="0.761905" calcext:value-type="float">
            <text:p>0.761905</text:p>
          </table:table-cell>
          <table:table-cell office:value-type="float" office:value="0.689655" calcext:value-type="float">
            <text:p>0.689655</text:p>
          </table:table-cell>
          <table:table-cell office:value-type="float" office:value="0.72" calcext:value-type="float">
            <text:p>0.72</text:p>
          </table:table-cell>
          <table:table-cell office:value-type="float" office:value="0.714286" calcext:value-type="float">
            <text:p>0.714286</text:p>
          </table:table-cell>
        </table:table-row>
        <table:table-row table:style-name="ro1">
          <table:table-cell/>
          <table:table-cell office:value-type="string" calcext:value-type="string">
            <text:p>RectPaving</text:p>
          </table:table-cell>
          <table:table-cell office:value-type="float" office:value="0.360656" calcext:value-type="float">
            <text:p>0.360656</text:p>
          </table:table-cell>
          <table:table-cell office:value-type="float" office:value="0.47619" calcext:value-type="float">
            <text:p>0.47619</text:p>
          </table:table-cell>
          <table:table-cell office:value-type="float" office:value="0.423077" calcext:value-type="float">
            <text:p>0.423077</text:p>
          </table:table-cell>
          <table:table-cell office:value-type="float" office:value="0.493506" calcext:value-type="float">
            <text:p>0.493506</text:p>
          </table:table-cell>
          <table:table-cell office:value-type="float" office:value="0.580645" calcext:value-type="float">
            <text:p>0.580645</text:p>
          </table:table-cell>
          <table:table-cell office:value-type="float" office:value="0.295082" calcext:value-type="float">
            <text:p>0.295082</text:p>
          </table:table-cell>
          <table:table-cell office:value-type="float" office:value="0.212766" calcext:value-type="float">
            <text:p>0.212766</text:p>
          </table:table-cell>
          <table:table-cell office:value-type="float" office:value="0.5" calcext:value-type="float">
            <text:p>0.5</text:p>
          </table:table-cell>
          <table:table-cell office:value-type="float" office:value="0.230769" calcext:value-type="float">
            <text:p>0.230769</text:p>
          </table:table-cell>
          <table:table-cell office:value-type="float" office:value="0.42623" calcext:value-type="float">
            <text:p>0.42623</text:p>
          </table:table-cell>
        </table:table-row>
        <table:table-row table:style-name="ro1">
          <table:table-cell/>
          <table:table-cell office:value-type="string" calcext:value-type="string">
            <text:p>SmallBlocks</text:p>
          </table:table-cell>
          <table:table-cell office:value-type="float" office:value="0.683544" calcext:value-type="float">
            <text:p>0.683544</text:p>
          </table:table-cell>
          <table:table-cell office:value-type="float" office:value="0.542373" calcext:value-type="float">
            <text:p>0.542373</text:p>
          </table:table-cell>
          <table:table-cell office:value-type="float" office:value="0.60241" calcext:value-type="float">
            <text:p>0.60241</text:p>
          </table:table-cell>
          <table:table-cell office:value-type="float" office:value="0.6" calcext:value-type="float">
            <text:p>0.6</text:p>
          </table:table-cell>
          <table:table-cell office:value-type="float" office:value="0.666667" calcext:value-type="float">
            <text:p>0.666667</text:p>
          </table:table-cell>
          <table:table-cell office:value-type="float" office:value="0.634146" calcext:value-type="float">
            <text:p>0.634146</text:p>
          </table:table-cell>
          <table:table-cell office:value-type="float" office:value="0.684932" calcext:value-type="float">
            <text:p>0.684932</text:p>
          </table:table-cell>
          <table:table-cell office:value-type="float" office:value="0.645161" calcext:value-type="float">
            <text:p>0.645161</text:p>
          </table:table-cell>
          <table:table-cell office:value-type="float" office:value="0.72" calcext:value-type="float">
            <text:p>0.72</text:p>
          </table:table-cell>
          <table:table-cell office:value-type="float" office:value="0.583333" calcext:value-type="float">
            <text:p>0.583333</text:p>
          </table:table-cell>
        </table:table-row>
        <table:table-row table:style-name="ro1">
          <table:table-cell/>
          <table:table-cell office:value-type="string" calcext:value-type="string">
            <text:p>tarmac</text:p>
          </table:table-cell>
          <table:table-cell office:value-type="float" office:value="0.895522" calcext:value-type="float">
            <text:p>0.895522</text:p>
          </table:table-cell>
          <table:table-cell office:value-type="float" office:value="0.883117" calcext:value-type="float">
            <text:p>0.883117</text:p>
          </table:table-cell>
          <table:table-cell office:value-type="float" office:value="0.90411" calcext:value-type="float">
            <text:p>0.90411</text:p>
          </table:table-cell>
          <table:table-cell office:value-type="float" office:value="0.878788" calcext:value-type="float">
            <text:p>0.878788</text:p>
          </table:table-cell>
          <table:table-cell office:value-type="float" office:value="0.944444" calcext:value-type="float">
            <text:p>0.944444</text:p>
          </table:table-cell>
          <table:table-cell office:value-type="float" office:value="0.885714" calcext:value-type="float">
            <text:p>0.885714</text:p>
          </table:table-cell>
          <table:table-cell office:value-type="float" office:value="0.931507" calcext:value-type="float">
            <text:p>0.931507</text:p>
          </table:table-cell>
          <table:table-cell office:value-type="float" office:value="0.941176" calcext:value-type="float">
            <text:p>0.941176</text:p>
          </table:table-cell>
          <table:table-cell office:value-type="float" office:value="0.909091" calcext:value-type="float">
            <text:p>0.909091</text:p>
          </table:table-cell>
          <table:table-cell office:value-type="float" office:value="0.914286" calcext:value-type="float">
            <text:p>0.914286</text:p>
          </table:table-cell>
        </table:table-row>
        <table:table-row table:style-name="ro1">
          <table:table-cell/>
          <table:table-cell office:value-type="string" calcext:value-type="string">
            <text:p>unevenBricks</text:p>
          </table:table-cell>
          <table:table-cell office:value-type="float" office:value="0.372881" calcext:value-type="float">
            <text:p>0.372881</text:p>
          </table:table-cell>
          <table:table-cell office:value-type="float" office:value="0.363636" calcext:value-type="float">
            <text:p>0.363636</text:p>
          </table:table-cell>
          <table:table-cell office:value-type="float" office:value="0.34375" calcext:value-type="float">
            <text:p>0.34375</text:p>
          </table:table-cell>
          <table:table-cell office:value-type="float" office:value="0.305085" calcext:value-type="float">
            <text:p>0.305085</text:p>
          </table:table-cell>
          <table:table-cell office:value-type="float" office:value="0.405797" calcext:value-type="float">
            <text:p>0.405797</text:p>
          </table:table-cell>
          <table:table-cell office:value-type="float" office:value="0.28125" calcext:value-type="float">
            <text:p>0.28125</text:p>
          </table:table-cell>
          <table:table-cell office:value-type="float" office:value="0.384615" calcext:value-type="float">
            <text:p>0.384615</text:p>
          </table:table-cell>
          <table:table-cell office:value-type="float" office:value="0.25" calcext:value-type="float">
            <text:p>0.25</text:p>
          </table:table-cell>
          <table:table-cell office:value-type="float" office:value="0.321429" calcext:value-type="float">
            <text:p>0.321429</text:p>
          </table:table-cell>
          <table:table-cell office:value-type="float" office:value="0.363636" calcext:value-type="float">
            <text:p>0.36363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float" office:value="11482" calcext:value-type="float">
            <text:p>11482</text:p>
          </table:table-cell>
          <table:table-cell/>
          <table:table-cell office:value-type="float" office:value="16334" calcext:value-type="float">
            <text:p>16334</text:p>
          </table:table-cell>
          <table:table-cell office:value-type="float" office:value="20750" calcext:value-type="float">
            <text:p>20750</text:p>
          </table:table-cell>
          <table:table-cell office:value-type="float" office:value="26895" calcext:value-type="float">
            <text:p>26895</text:p>
          </table:table-cell>
          <table:table-cell office:value-type="float" office:value="32550" calcext:value-type="float">
            <text:p>32550</text:p>
          </table:table-cell>
          <table:table-cell office:value-type="float" office:value="37048" calcext:value-type="float">
            <text:p>37048</text:p>
          </table:table-cell>
          <table:table-cell office:value-type="float" office:value="41534" calcext:value-type="float">
            <text:p>41534</text:p>
          </table:table-cell>
          <table:table-cell office:value-type="float" office:value="46258" calcext:value-type="float">
            <text:p>46258</text:p>
          </table:table-cell>
          <table:table-cell office:value-type="float" office:value="51671" calcext:value-type="float">
            <text:p>51671</text:p>
          </table:table-cell>
          <table:table-cell office:value-type="float" office:value="55690" calcext:value-type="float">
            <text:p>55690</text:p>
          </table:table-cell>
        </table:table-row>
        <table:table-row table:style-name="ro1">
          <table:table-cell/>
          <table:table-cell office:value-type="float" office:value="11216" calcext:value-type="float">
            <text:p>11216</text:p>
          </table:table-cell>
          <table:table-cell/>
          <table:table-cell office:value-type="float" office:value="15917" calcext:value-type="float">
            <text:p>15917</text:p>
          </table:table-cell>
          <table:table-cell office:value-type="float" office:value="20847" calcext:value-type="float">
            <text:p>20847</text:p>
          </table:table-cell>
          <table:table-cell office:value-type="float" office:value="24673" calcext:value-type="float">
            <text:p>24673</text:p>
          </table:table-cell>
          <table:table-cell office:value-type="float" office:value="30219" calcext:value-type="float">
            <text:p>30219</text:p>
          </table:table-cell>
          <table:table-cell office:value-type="float" office:value="35238" calcext:value-type="float">
            <text:p>35238</text:p>
          </table:table-cell>
          <table:table-cell office:value-type="float" office:value="41031" calcext:value-type="float">
            <text:p>41031</text:p>
          </table:table-cell>
          <table:table-cell office:value-type="float" office:value="44933" calcext:value-type="float">
            <text:p>44933</text:p>
          </table:table-cell>
          <table:table-cell office:value-type="float" office:value="49553" calcext:value-type="float">
            <text:p>49553</text:p>
          </table:table-cell>
          <table:table-cell office:value-type="float" office:value="54955" calcext:value-type="float">
            <text:p>54955</text:p>
          </table:table-cell>
        </table:table-row>
        <table:table-row table:style-name="ro1">
          <table:table-cell/>
          <table:table-cell office:value-type="float" office:value="33153" calcext:value-type="float">
            <text:p>33153</text:p>
          </table:table-cell>
          <table:table-cell/>
          <table:table-cell office:value-type="float" office:value="62325" calcext:value-type="float">
            <text:p>62325</text:p>
          </table:table-cell>
          <table:table-cell office:value-type="float" office:value="91316" calcext:value-type="float">
            <text:p>91316</text:p>
          </table:table-cell>
          <table:table-cell office:value-type="float" office:value="121599" calcext:value-type="float">
            <text:p>121599</text:p>
          </table:table-cell>
          <table:table-cell office:value-type="float" office:value="150992" calcext:value-type="float">
            <text:p>150992</text:p>
          </table:table-cell>
          <table:table-cell office:value-type="float" office:value="180028" calcext:value-type="float">
            <text:p>180028</text:p>
          </table:table-cell>
          <table:table-cell office:value-type="float" office:value="207150" calcext:value-type="float">
            <text:p>207150</text:p>
          </table:table-cell>
          <table:table-cell office:value-type="float" office:value="235486" calcext:value-type="float">
            <text:p>235486</text:p>
          </table:table-cell>
          <table:table-cell office:value-type="float" office:value="267836" calcext:value-type="float">
            <text:p>267836</text:p>
          </table:table-cell>
          <table:table-cell office:value-type="float" office:value="295480" calcext:value-type="float">
            <text:p>295480</text:p>
          </table:table-cell>
        </table:table-row>
        <table:table-row table:style-name="ro1">
          <table:table-cell/>
          <table:table-cell office:value-type="float" office:value="55851" calcext:value-type="float">
            <text:p>55851</text:p>
          </table:table-cell>
          <table:table-cell/>
          <table:table-cell office:value-type="float" office:value="94576" calcext:value-type="float">
            <text:p>94576</text:p>
          </table:table-cell>
          <table:table-cell office:value-type="float" office:value="132913" calcext:value-type="float">
            <text:p>132913</text:p>
          </table:table-cell>
          <table:table-cell office:value-type="float" office:value="173167" calcext:value-type="float">
            <text:p>173167</text:p>
          </table:table-cell>
          <table:table-cell office:value-type="float" office:value="213761" calcext:value-type="float">
            <text:p>213761</text:p>
          </table:table-cell>
          <table:table-cell office:value-type="float" office:value="252314" calcext:value-type="float">
            <text:p>252314</text:p>
          </table:table-cell>
          <table:table-cell office:value-type="float" office:value="289715" calcext:value-type="float">
            <text:p>289715</text:p>
          </table:table-cell>
          <table:table-cell office:value-type="float" office:value="326677" calcext:value-type="float">
            <text:p>326677</text:p>
          </table:table-cell>
          <table:table-cell office:value-type="float" office:value="369060" calcext:value-type="float">
            <text:p>369060</text:p>
          </table:table-cell>
          <table:table-cell office:value-type="float" office:value="406125" calcext:value-type="float">
            <text:p>406125</text:p>
          </table:table-cell>
        </table:table-row>
        <table:table-row table:style-name="ro1" table:number-rows-repeated="1048510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">
      <number:number number:decimal-places="11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/>
    </number:number-style>
    <number:number-style style:name="N130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31">00/00/0000</text:date>, <text:time style:data-style-name="N2" text:time-value="00:58:29.590513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17:26:27.919033967</meta:creation-date>
    <meta:generator>LibreOffice/4.4.2.2$Linux_X86_64 LibreOffice_project/40m0$Build-2</meta:generator>
    <dc:date>2015-10-31T01:01:43.899355461</dc:date>
    <meta:editing-duration>PT48M9S</meta:editing-duration>
    <meta:editing-cycles>26</meta:editing-cycles>
    <meta:document-statistic meta:table-count="1" meta:cell-count="656" meta:object-count="0"/>
  </office:meta>
</office:document-meta>
</file>